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5" manifest:media-type="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34pt"/>
    </style:style>
    <style:style style:name="co3" style:family="table-column">
      <style:table-column-properties fo:break-before="auto" style:column-width="94.65pt"/>
    </style:style>
    <style:style style:name="co4" style:family="table-column">
      <style:table-column-properties fo:break-before="auto" style:column-width="127.9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Neutral" style:data-style-name="N121"/>
    <style:style style:name="ce3" style:family="table-cell" style:parent-style-name="Accent_20_2" style:data-style-name="N131"/>
    <style:style style:name="ce4" style:family="table-cell" style:parent-style-name="Good" style:data-style-name="N11"/>
    <style:style style:name="ce5" style:family="table-cell" style:parent-style-name="Neutral" style:data-style-name="N2"/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2"/>
    <style:style style:name="ce11" style:family="table-cell" style:parent-style-name="Good" style:data-style-name="N142"/>
    <style:style style:name="ce8" style:family="table-cell" style:parent-style-name="Default" style:data-style-name="N142"/>
    <style:style style:name="ce9" style:family="table-cell" style:parent-style-name="Default" style:data-style-name="N131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style-name="Heading_20_1" office:value-type="string" calcext:value-type="string">
            <text:p>Flow Calibration Test</text:p>
          </table:table-cell>
        </table:table-row>
        <table:table-row table:style-name="ro2">
          <table:table-cell/>
        </table:table-row>
        <table:table-row table:style-name="ro3">
          <table:table-cell table:style-name="Heading_20_2" office:value-type="string" calcext:value-type="string">
            <text:p>Purpose</text:p>
          </table:table-cell>
        </table:table-row>
        <table:table-row table:style-name="ro2">
          <table:table-cell office:value-type="string" calcext:value-type="string">
            <text:p>To find an efficient way to determine the flow rate adjustment for each pull of rPET</text:p>
          </table:table-cell>
        </table:table-row>
        <table:table-row table:style-name="ro2">
          <table:table-cell/>
        </table:table-row>
        <table:table-row table:style-name="ro3">
          <table:table-cell table:style-name="Heading_20_2" office:value-type="string" calcext:value-type="string">
            <text:p>Method</text:p>
          </table:table-cell>
        </table:table-row>
        <table:table-row table:style-name="ro2">
          <table:table-cell office:value-type="string" calcext:value-type="string">
            <text:p>1. cut off filament beginning and end</text:p>
          </table:table-cell>
        </table:table-row>
        <table:table-row table:style-name="ro2">
          <table:table-cell office:value-type="string" calcext:value-type="string">
            <text:p>2. cut 3 – 10 cm segments</text:p>
          </table:table-cell>
        </table:table-row>
        <table:table-row table:style-name="ro2">
          <table:table-cell office:value-type="string" calcext:value-type="string">
            <text:p>3. weigh and measure <text:s/>length in order</text:p>
          </table:table-cell>
        </table:table-row>
        <table:table-row table:style-name="ro2">
          <table:table-cell office:value-type="string" calcext:value-type="string">
            <text:p>4. calculate linear density</text:p>
          </table:table-cell>
        </table:table-row>
        <table:table-row table:style-name="ro2">
          <table:table-cell office:value-type="string" calcext:value-type="string">
            <text:p>5. if w/in 5%, and no significant slope, continue, else repeat from 2</text:p>
          </table:table-cell>
        </table:table-row>
        <table:table-row table:style-name="ro2">
          <table:table-cell office:value-type="string" calcext:value-type="string">
            <text:p>6. print flow cal, cube</text:p>
          </table:table-cell>
        </table:table-row>
        <table:table-row table:style-name="ro2">
          <table:table-cell office:value-type="string" calcext:value-type="string">
            <text:p>7. adjust flow rate based on model and layer smoothness</text:p>
          </table:table-cell>
        </table:table-row>
        <table:table-row table:style-name="ro2">
          <table:table-cell office:value-type="string" calcext:value-type="string">
            <text:p>8. record conclusion</text:p>
          </table:table-cell>
        </table:table-row>
      </table:table>
      <table:table table:name="T1" table:style-name="ta1">
        <table:shapes>
          <draw:frame draw:z-index="0" draw:style-name="gr1" draw:text-style-name="P1" svg:width="175.12pt" svg:height="98.5pt" svg:x="384.86pt" svg:y="3.23pt">
            <draw:object draw:notify-on-update-of-ranges="T1.D2:T1.D2 T1.D3: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style-name="Default"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table:style-name="Neutral" office:value-type="float" office:value="1" calcext:value-type="float">
            <text:p>1</text:p>
          </table:table-cell>
          <table:table-cell table:style-name="Neutral" office:value-type="float" office:value="73" calcext:value-type="float">
            <text:p>73</text:p>
          </table:table-cell>
          <table:table-cell table:style-name="Neutral" office:value-type="float" office:value="0.201" calcext:value-type="float">
            <text:p>0.201</text:p>
          </table:table-cell>
          <table:table-cell table:style-name="ce3" table:formula="of:=[.C3]/[.B3]" office:value-type="float" office:value="0.00275342465753425" calcext:value-type="float">
            <text:p>0.00275</text:p>
          </table:table-cell>
          <table:table-cell table:number-columns-repeated="3"/>
        </table:table-row>
        <table:table-row table:style-name="ro2">
          <table:table-cell table:style-name="Neutral" office:value-type="float" office:value="2" calcext:value-type="float">
            <text:p>2</text:p>
          </table:table-cell>
          <table:table-cell table:style-name="Neutral" office:value-type="float" office:value="63" calcext:value-type="float">
            <text:p>63</text:p>
          </table:table-cell>
          <table:table-cell table:style-name="Neutral" office:value-type="float" office:value="0.178" calcext:value-type="float">
            <text:p>0.178</text:p>
          </table:table-cell>
          <table:table-cell table:style-name="ce3" table:formula="of:=[.C4]/[.B4]" office:value-type="float" office:value="0.00282539682539682" calcext:value-type="float">
            <text:p>0.00283</text:p>
          </table:table-cell>
          <table:table-cell table:number-columns-repeated="3"/>
        </table:table-row>
        <table:table-row table:style-name="ro2">
          <table:table-cell table:style-name="Neutral" office:value-type="float" office:value="3" calcext:value-type="float">
            <text:p>3</text:p>
          </table:table-cell>
          <table:table-cell table:style-name="Neutral" office:value-type="float" office:value="109" calcext:value-type="float">
            <text:p>109</text:p>
          </table:table-cell>
          <table:table-cell table:style-name="Neutral" office:value-type="float" office:value="0.292" calcext:value-type="float">
            <text:p>0.292</text:p>
          </table:table-cell>
          <table:table-cell table:style-name="ce3" table:formula="of:=[.C5]/[.B5]" office:value-type="float" office:value="0.00267889908256881" calcext:value-type="float">
            <text:p>0.0026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 table:number-columns-repeated="2"/>
          <table:table-cell table:style-name="ce3" table:formula="of:=AVERAGE([.D3:.D5])" office:value-type="float" office:value="0.00275257352183329" calcext:value-type="float">
            <text:p>0.00275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</text:p>
          </table:table-cell>
          <table:table-cell table:number-columns-repeated="2"/>
          <table:table-cell table:style-name="ce3" table:formula="of:=STDEV([.D3:.D5])" office:value-type="float" office:value="0.0000732525800734152" calcext:value-type="float">
            <text:p>0.00007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 %</text:p>
          </table:table-cell>
          <table:table-cell office:value-type="string" calcext:value-type="string">
            <text:p>\</text:p>
          </table:table-cell>
          <table:table-cell/>
          <table:table-cell table:style-name="ce4" table:formula="of:=[.D7]/[.D6]" office:value-type="percentage" office:value="0.0266123972683668" calcext:value-type="percentage">
            <text:p>2.66%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style-name="Neutral" office:value-type="float" office:value="0.65" calcext:value-type="float">
            <text:p>0.65</text:p>
          </table:table-cell>
          <table:table-cell table:style-name="Neutral" office:value-type="float" office:value="0.62" calcext:value-type="float">
            <text:p>0.62</text:p>
          </table:table-cell>
          <table:table-cell table:style-name="Neutral" office:value-type="float" office:value="0.6" calcext:value-type="float">
            <text:p>0.6</text:p>
          </table:table-cell>
          <table:table-cell table:style-name="Neutral" office:value-type="float" office:value="0.63" calcext:value-type="float">
            <text:p>0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12:.E12])" office:value-type="float" office:value="0.625" calcext:value-type="float">
            <text:p>0.6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11]*([.B10]/[.B13])" office:value-type="float" office:value="1.2" calcext:value-type="float">
            <text:p>1.2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" calcext:value-type="float">
            <text:p>1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style-name="Neutral" office:value-type="float" office:value="0.53" calcext:value-type="float">
            <text:p>0.53</text:p>
          </table:table-cell>
          <table:table-cell table:style-name="Neutral" office:value-type="float" office:value="0.55" calcext:value-type="float">
            <text:p>0.55</text:p>
          </table:table-cell>
          <table:table-cell table:number-columns-repeated="2" table:style-name="Neutral" office:value-type="float" office:value="0.54" calcext:value-type="float">
            <text:p>0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18:.E18])" office:value-type="float" office:value="0.54" calcext:value-type="float">
            <text:p>0.5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17]*([.B16]/[.B19])" office:value-type="float" office:value="1.33333333333333" calcext:value-type="float">
            <text:p>1.33333333333333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op Layer Assessment</text:p>
          </table:table-cell>
          <table:table-cell office:value-type="string" calcext:value-type="string">
            <text:p>Tangible Ridges</text:p>
          </table:table-cell>
          <table:table-cell office:value-type="string" calcext:value-type="string">
            <text:p>Microscopically Visible Gap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style-name="Neutral" office:value-type="float" office:value="0.53" calcext:value-type="float">
            <text:p>0.53</text:p>
          </table:table-cell>
          <table:table-cell table:style-name="Neutral" office:value-type="float" office:value="0.55" calcext:value-type="float">
            <text:p>0.55</text:p>
          </table:table-cell>
          <table:table-cell table:style-name="Neutral" office:value-type="float" office:value="0.53" calcext:value-type="float">
            <text:p>0.53</text:p>
          </table:table-cell>
          <table:table-cell table:style-name="Neutral" office:value-type="float" office:value="0.54" calcext:value-type="float">
            <text:p>0.54</text:p>
          </table:table-cell>
          <table:table-cell/>
          <table:table-cell office:value-type="string" calcext:value-type="string">
            <text:p>Outlier?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25:.E25])" office:value-type="float" office:value="0.5375" calcext:value-type="float">
            <text:p>0.53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24]*([.B23]/[.B26])" office:value-type="float" office:value="1.3953488372093" calcext:value-type="float">
            <text:p>1.3953488372093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op Layer Assessment</text:p>
          </table:table-cell>
          <table:table-cell office:value-type="string" calcext:value-type="string">
            <text:p>Tangible Ridges</text:p>
          </table:table-cell>
          <table:table-cell office:value-type="string" calcext:value-type="string">
            <text:p>Microscopically Visible Gap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Expected thickness (mm)</text:p>
          </table:table-cell>
          <table:table-cell table:style-name="Neutral" office:value-type="float" office:value="0.6" calcext:value-type="float">
            <text:p>0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ll Thickness (mm)</text:p>
          </table:table-cell>
          <table:table-cell table:number-columns-repeated="3" table:style-name="Neutral" office:value-type="float" office:value="0.6" calcext:value-type="float">
            <text:p>0.6</text:p>
          </table:table-cell>
          <table:table-cell table:style-name="Neutral" office:value-type="float" office:value="0.59" calcext:value-type="float">
            <text:p>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32:.E32])" office:value-type="float" office:value="0.5975" calcext:value-type="float">
            <text:p>0.597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w Extrusion Multipler</text:p>
          </table:table-cell>
          <table:table-cell table:formula="of:=[.B31]*([.B30]/[.B33])" office:value-type="float" office:value="1.25523012552301" calcext:value-type="float">
            <text:p>1.2552301255230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op Layer Assessment</text:p>
          </table:table-cell>
          <table:table-cell office:value-type="string" calcext:value-type="string">
            <text:p>Tangible Ridges</text:p>
          </table:table-cell>
          <table:table-cell office:value-type="string" calcext:value-type="string">
            <text:p>No Microscopically Visible Gaps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Best Estimate Flow Multiplier</text:p>
          </table:table-cell>
          <table:table-cell table:formula="of:=AVERAGE([.B31];[.B17])" office:value-type="float" office:value="1.225" calcext:value-type="float">
            <text:p>1.22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At the end of the spool</text:p>
          </table:table-cell>
          <table:table-cell table:number-columns-repeated="6"/>
        </table:table-row>
        <table:table-row table:style-name="ro2">
          <table:table-cell table:style-name="Default"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table:style-name="Neutral" office:value-type="float" office:value="1" calcext:value-type="float">
            <text:p>1</text:p>
          </table:table-cell>
          <table:table-cell table:style-name="ce2" office:value-type="float" office:value="60" calcext:value-type="float">
            <text:p>60.0</text:p>
          </table:table-cell>
          <table:table-cell table:style-name="Accent_20_2" office:value-type="float" office:value="0.107" calcext:value-type="float">
            <text:p>0.107</text:p>
          </table:table-cell>
          <table:table-cell table:style-name="Accent_20_2" table:formula="of:=[.C42]/[.B42]" office:value-type="float" office:value="0.00178333333333333" calcext:value-type="float">
            <text:p>0.001783333333333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 office:value-type="float" office:value="0.178" calcext:value-type="float">
            <text:p>0.178</text:p>
          </table:table-cell>
          <table:table-cell table:style-name="Accent_20_2" table:formula="of:=[.C43]/[.B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 office:value-type="float" office:value="0.292" calcext:value-type="float">
            <text:p>0.292</text:p>
          </table:table-cell>
          <table:table-cell table:style-name="Accent_20_2" table:formula="of:=[.C44]/[.B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an</text:p>
          </table:table-cell>
          <table:table-cell/>
          <table:table-cell table:style-name="Accent_20_2"/>
          <table:table-cell table:style-name="Accent_20_2" table:formula="of:=AVERAGE([.D42:.D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</text:p>
          </table:table-cell>
          <table:table-cell/>
          <table:table-cell table:style-name="Accent_20_2"/>
          <table:table-cell table:style-name="Accent_20_2" table:formula="of:=STDEV([.D42:.D4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tDev %</text:p>
          </table:table-cell>
          <table:table-cell office:value-type="string" calcext:value-type="string">
            <text:p>d</text:p>
          </table:table-cell>
          <table:table-cell/>
          <table:table-cell table:style-name="ce4" table:formula="of:=[.D46]/[.D45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T2" table:style-name="ta1">
        <table:shapes>
          <draw:frame draw:z-index="0" draw:style-name="gr1" draw:text-style-name="P1" svg:width="175.12pt" svg:height="98.5pt" svg:x="384.86pt" svg:y="3.23pt">
            <draw:object draw:notify-on-update-of-ranges="T2.D2:T2.D2 T2.D3:T2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Neutral" office:value-type="float" office:value="57.5" calcext:value-type="float">
            <text:p>57.5</text:p>
          </table:table-cell>
          <table:table-cell table:style-name="Neutral" office:value-type="float" office:value="0.146" calcext:value-type="float">
            <text:p>0.146</text:p>
          </table:table-cell>
          <table:table-cell table:style-name="ce3" table:formula="of:=[.C3]/[.B3]" office:value-type="float" office:value="0.00253913043478261" calcext:value-type="float">
            <text:p>0.00254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Neutral" office:value-type="float" office:value="42" calcext:value-type="float">
            <text:p>42</text:p>
          </table:table-cell>
          <table:table-cell table:style-name="Neutral" office:value-type="float" office:value="0.105" calcext:value-type="float">
            <text:p>0.105</text:p>
          </table:table-cell>
          <table:table-cell table:style-name="ce3" table:formula="of:=[.C4]/[.B4]" office:value-type="float" office:value="0.0025" calcext:value-type="float">
            <text:p>0.00250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Neutral" office:value-type="float" office:value="62" calcext:value-type="float">
            <text:p>62</text:p>
          </table:table-cell>
          <table:table-cell table:style-name="Neutral" office:value-type="float" office:value="0.15" calcext:value-type="float">
            <text:p>0.15</text:p>
          </table:table-cell>
          <table:table-cell table:style-name="ce3" table:formula="of:=[.C5]/[.B5]" office:value-type="float" office:value="0.00241935483870968" calcext:value-type="float">
            <text:p>0.00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/>
          <table:table-cell table:style-name="ce3" table:formula="of:=AVERAGE([.D3:.D5])" office:value-type="float" office:value="0.00248616175783076" calcext:value-type="float">
            <text:p>0.00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</text:p>
          </table:table-cell>
          <table:table-cell table:number-columns-repeated="2"/>
          <table:table-cell table:style-name="ce3" table:formula="of:=STDEV([.D3:.D5])" office:value-type="float" office:value="0.0000610751263887954" calcext:value-type="float">
            <text:p>0.000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 %</text:p>
          </table:table-cell>
          <table:table-cell table:number-columns-repeated="2"/>
          <table:table-cell table:style-name="ce4" table:formula="of:=[.D7]/[.D6]" office:value-type="percentage" office:value="0.0245660308290177" calcext:value-type="percentage">
            <text:p>2.46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48" calcext:value-type="float">
            <text:p>0.48</text:p>
          </table:table-cell>
          <table:table-cell table:style-name="Neutral" office:value-type="float" office:value="0.45" calcext:value-type="float">
            <text:p>0.45</text:p>
          </table:table-cell>
          <table:table-cell table:style-name="Neutral" office:value-type="float" office:value="0.46" calcext:value-type="float">
            <text:p>0.46</text:p>
          </table:table-cell>
          <table:table-cell table:style-name="Neutral" office:value-type="float" office:value="0.47" calcext:value-type="float">
            <text:p>0.4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12:.E12])" office:value-type="float" office:value="0.465" calcext:value-type="float">
            <text:p>0.46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11]*([.B10]/[.B13])" office:value-type="float" office:value="1.20967741935484" calcext:value-type="float">
            <text:p>1.2096774193548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Tangible Ridges. Nail slides. </text:p>
          </table:table-cell>
          <table:table-cell office:value-type="string" calcext:value-type="string">
            <text:p>Microscopically Visible Gap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table:formula="of:=[.B13]*1.35/[.B11]" office:value-type="float" office:value="0.5022" calcext:value-type="float">
            <text:p>0.5022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35" calcext:value-type="float">
            <text:p>1.3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51" calcext:value-type="float">
            <text:p>0.51</text:p>
          </table:table-cell>
          <table:table-cell table:style-name="Neutral" office:value-type="float" office:value="0.47" calcext:value-type="float">
            <text:p>0.47</text:p>
          </table:table-cell>
          <table:table-cell table:style-name="Neutral" office:value-type="float" office:value="0.5" calcext:value-type="float">
            <text:p>0.5</text:p>
          </table:table-cell>
          <table:table-cell table:style-name="Neutral" office:value-type="float" office:value="0.48" calcext:value-type="float">
            <text:p>0.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19:.E19])" office:value-type="float" office:value="0.49" calcext:value-type="float">
            <text:p>0.49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18]*([.B17]/[.B20])" office:value-type="float" office:value="1.38361224489796" calcext:value-type="float">
            <text:p>1.3836122448979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Tangible Ridges. No nail slide.</text:p>
          </table:table-cell>
          <table:table-cell office:value-type="string" calcext:value-type="string">
            <text:p>Microscopically Barely Visible Ridg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mensions</text:p>
          </table:table-cell>
          <table:table-cell office:value-type="string" calcext:value-type="string">
            <text:p>34.95x34.8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ss</text:p>
          </table:table-cell>
          <table:table-cell office:value-type="float" office:value="2.223" calcext:value-type="float">
            <text:p>2.22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licer predicted mass</text:p>
          </table:table-cell>
          <table:table-cell office:value-type="string" calcext:value-type="string">
            <text:p>3,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ctual mass (g)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table:formula="of:=[.B20]*[.B29]/[.B18]" office:value-type="float" office:value="0.526296296296296" calcext:value-type="float">
            <text:p>0.526296296296296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45" calcext:value-type="float">
            <text:p>1.45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string" calcext:value-type="string">
            <text:p>Over-extruded. Poor quality. Unmeasurable</text:p>
          </table:table-cell>
          <table:table-cell table:style-name="Neutral" table:number-columns-repeated="3"/>
          <table:table-cell/>
          <table:table-cell office:value-type="string" calcext:value-type="string">
            <text:p>Outlier?</text:p>
          </table:table-cell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30:.E30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29]*([.B28]/[.B31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</text:p>
          </table:table-cell>
          <table:table-cell office:value-type="string" calcext:value-type="string">
            <text:p>Tangible Ridges. No nail slide.</text:p>
          </table:table-cell>
          <table:table-cell office:value-type="string" calcext:value-type="string">
            <text:p>Microscopically Visible Ridges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Best Estimate Extrusion Multiplier</text:p>
          </table:table-cell>
          <table:table-cell table:formula="of:=AVERAGE([.B18];[.B11])" office:value-type="float" office:value="1.3" calcext:value-type="float">
            <text:p>1.3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6"/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 table:number-columns-repeated="3"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45]/[.B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46]/[.B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47]/[.B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table:style-name="Accent_20_2"/>
          <table:table-cell table:style-name="Accent_20_2" table:formula="of:=AVERAGE([.D45:.D4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Accent_20_2"/>
          <table:table-cell table:style-name="Accent_20_2" table:formula="of:=STDEV([.D45:.D4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Dev %</text:p>
          </table:table-cell>
          <table:table-cell office:value-type="string" calcext:value-type="string">
            <text:p>d</text:p>
          </table:table-cell>
          <table:table-cell/>
          <table:table-cell table:style-name="ce4" table:formula="of:=[.D49]/[.D48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T3" table:style-name="ta1">
        <table:shapes>
          <draw:frame draw:z-index="0" draw:style-name="gr1" draw:text-style-name="P1" svg:width="175.12pt" svg:height="98.5pt" svg:x="384.86pt" svg:y="3.23pt">
            <draw:object draw:notify-on-update-of-ranges="T3.D2:T3.D2 T3.D3:T3.D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75.12pt" svg:height="98.5pt" svg:x="384.86pt" svg:y="3.23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Neutral" office:value-type="float" office:value="58.5" calcext:value-type="float">
            <text:p>58.5</text:p>
          </table:table-cell>
          <table:table-cell table:style-name="Neutral" office:value-type="float" office:value="0.161" calcext:value-type="float">
            <text:p>0.161</text:p>
          </table:table-cell>
          <table:table-cell table:style-name="ce3" table:formula="of:=[.C3]/[.B3]" office:value-type="float" office:value="0.00275213675213675" calcext:value-type="float">
            <text:p>0.0027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Neutral" office:value-type="float" office:value="86" calcext:value-type="float">
            <text:p>86</text:p>
          </table:table-cell>
          <table:table-cell table:style-name="Neutral" office:value-type="float" office:value="0.238" calcext:value-type="float">
            <text:p>0.238</text:p>
          </table:table-cell>
          <table:table-cell table:style-name="ce3" table:formula="of:=[.C4]/[.B4]" office:value-type="float" office:value="0.00276744186046512" calcext:value-type="float">
            <text:p>0.0027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Neutral" office:value-type="float" office:value="56" calcext:value-type="float">
            <text:p>56</text:p>
          </table:table-cell>
          <table:table-cell table:style-name="Neutral" office:value-type="float" office:value="0.153" calcext:value-type="float">
            <text:p>0.153</text:p>
          </table:table-cell>
          <table:table-cell table:style-name="ce3" table:formula="of:=[.C5]/[.B5]" office:value-type="float" office:value="0.00273214285714286" calcext:value-type="float">
            <text:p>0.0027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/>
          <table:table-cell table:style-name="ce3" table:formula="of:=AVERAGE([.D3:.D5])" office:value-type="float" office:value="0.00275057382324824" calcext:value-type="float">
            <text:p>0.00275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number-columns-repeated="2"/>
          <table:table-cell table:style-name="ce3" table:formula="of:=STDEV([.D3:.D5])" office:value-type="float" office:value="0.0000177013267558996" calcext:value-type="float">
            <text:p>0.00002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number-columns-repeated="2"/>
          <table:table-cell table:style-name="ce4" table:formula="of:=[.D7]/[.D6]" office:value-type="percentage" office:value="0.0064355032416456" calcext:value-type="percentage">
            <text:p>0.64%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25" calcext:value-type="float">
            <text:p>1.2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49" calcext:value-type="float">
            <text:p>0.49</text:p>
          </table:table-cell>
          <table:table-cell table:style-name="Neutral" office:value-type="float" office:value="0.55" calcext:value-type="float">
            <text:p>0.55</text:p>
          </table:table-cell>
          <table:table-cell table:style-name="Neutral"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14:.E14])" office:value-type="float" office:value="0.52" calcext:value-type="float">
            <text:p>0.5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13]*([.B11]/[.B15])" office:value-type="float" office:value="1.08173076923077" calcext:value-type="float">
            <text:p>1.081730769230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style-name="Neutral" office:value-type="string" calcext:value-type="string">
            <text:p>Ridges per sliding nail teset</text:p>
          </table:table-cell>
          <table:table-cell table:number-columns-repeated="2"/>
          <table:table-cell table:style-name="Neutral"/>
        </table:table-row>
        <table:table-row table:style-name="ro2">
          <table:table-cell office:value-type="string" calcext:value-type="string">
            <text:p>Actual mass (g)</text:p>
          </table:table-cell>
          <table:table-cell table:style-name="Neutral"/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Neutral"/>
          <table:table-cell office:value-type="string" calcext:value-type="string">
            <text:p>Note: enclosed volume (i.e. including hole in center)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style-name="Neutral" office:value-type="float" office:value="4.39" calcext:value-type="float">
            <text:p>4.39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 office:value-type="float" office:value="1.08" calcext:value-type="float">
            <text:p>1.0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office:value-type="float" office:value="0.45" calcext:value-type="float">
            <text:p>0.45</text:p>
          </table:table-cell>
          <table:table-cell table:style-name="Neutral" office:value-type="float" office:value="0.43" calcext:value-type="float">
            <text:p>0.43</text:p>
          </table:table-cell>
          <table:table-cell table:style-name="Neutral" table:number-columns-repeated="2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24:.E24])" office:value-type="float" office:value="0.44" calcext:value-type="float">
            <text:p>0.4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23]*([.B22]/[.B25])" office:value-type="float" office:value="1.10454545454545" calcext:value-type="float">
            <text:p>1.10454545454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style-name="Neutral" office:value-type="string" calcext:value-type="string">
            <text:p>Gaps per sliding nail test</text:p>
          </table:table-cell>
          <table:table-cell table:number-columns-repeated="2"/>
          <table:table-cell table:style-name="Neutral"/>
        </table:table-row>
        <table:table-row table:style-name="ro2">
          <table:table-cell office:value-type="string" calcext:value-type="string">
            <text:p>Dimensions</text:p>
          </table:table-cell>
          <table:table-cell office:value-type="string" calcext:value-type="string">
            <text:p>34.95x34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</text:p>
          </table:table-cell>
          <table:table-cell office:value-type="float" office:value="3.825" calcext:value-type="float">
            <text:p>3.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ce5"/>
          <table:table-cell office:value-type="string" calcext:value-type="string">
            <text:p>Note: enclosed volume (i.e. including hole in center), assuming 1.75 mm dia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licer predicted mass</text:p>
          </table:table-cell>
          <table:table-cell table:style-name="Neutral"/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style-name="Neutral"/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style-name="Neutral" table:number-columns-repeated="4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formula="of:=AVERAGE([.B36:.E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formula="of:=[.B35]*([.B34]/[.B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style-name="Neutral"/>
          <table:table-cell/>
          <table:table-cell table:style-name="Neutral"/>
          <table:table-cell/>
        </table:table-row>
        <table:table-row table:style-name="ro2">
          <table:table-cell office:value-type="string" calcext:value-type="string">
            <text:p>No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table:style-name="Neutral"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1"/>
          <table:table-cell table:style-name="Neutral"/>
          <table:table-cell table:number-columns-repeated="3"/>
        </table:table-row>
        <table:table-row table:style-name="ro2">
          <table:table-cell table:style-name="ce1"/>
          <table:table-cell table:style-name="Neutral" table:number-columns-repeated="4"/>
        </table:table-row>
        <table:table-row table:style-name="ro2" table:number-rows-repeated="2">
          <table:table-cell table:style-name="ce1"/>
          <table:table-cell table:number-columns-repeated="4"/>
        </table:table-row>
        <table:table-row table:style-name="ro2">
          <table:table-cell/>
          <table:table-cell table:style-name="Neutral"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iginal Bottle</text:p>
          </table:table-cell>
          <table:table-cell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 table:number-columns-repeated="2"/>
          <table:table-cell table:style-name="Accent_20_2"/>
          <table:table-cell table:style-name="Accent_20_2" table:formula="of:=[.C56]/[.B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table:style-name="Accent_20_2"/>
          <table:table-cell table:style-name="Accent_20_2" table:formula="of:=AVERAGE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Accent_20_2"/>
          <table:table-cell table:style-name="Accent_20_2" table:formula="of:=STDEV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office:value-type="string" calcext:value-type="string">
            <text:p>d</text:p>
          </table:table-cell>
          <table:table-cell/>
          <table:table-cell table:style-name="ce4" table:formula="of:=[.D58]/[.D57]" office:value-type="string" office:string-value="" calcext:value-type="error">
            <text:p>#DIV/0!</text:p>
          </table:table-cell>
          <table:table-cell/>
        </table:table-row>
      </table:table>
      <table:table table:name="T4" table:style-name="ta1">
        <table:shapes>
          <draw:frame draw:z-index="0" draw:style-name="gr1" draw:text-style-name="P1" svg:width="175.12pt" svg:height="98.5pt" svg:x="384.86pt" svg:y="3.23pt">
            <draw:object draw:notify-on-update-of-ranges="T4.D2:T4.D2 T4.D3:T4.D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Neutral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Neutral" office:value-type="float" office:value="0.15" calcext:value-type="float">
            <text:p>0.15</text:p>
          </table:table-cell>
          <table:table-cell table:style-name="ce3" table:formula="of:=[.C3]/[.B3]" office:value-type="float" office:value="0.00272727272727273" calcext:value-type="float">
            <text:p>0.0027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5.5" calcext:value-type="float">
            <text:p>65.5</text:p>
          </table:table-cell>
          <table:table-cell table:style-name="Neutral" office:value-type="float" office:value="0.181" calcext:value-type="float">
            <text:p>0.181</text:p>
          </table:table-cell>
          <table:table-cell table:style-name="ce3" table:formula="of:=[.C4]/[.B4]" office:value-type="float" office:value="0.00276335877862595" calcext:value-type="float">
            <text:p>0.0027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Neutral"/>
          <table:table-cell table:style-name="ce3" table:formula="of:=IF([.B5]&gt;0;[.C5]/[.B5]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/>
          <table:table-cell table:style-name="ce3" table:formula="of:=AVERAGE([.D3:.D5])" office:value-type="float" office:value="0.00274531575294934" calcext:value-type="float">
            <text:p>0.00275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/>
          <table:table-cell table:style-name="ce3" table:formula="of:=STDEV([.D3:.D5])" office:value-type="float" office:value="0.0000255166916181128" calcext:value-type="float">
            <text:p>0.00003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7]/[.D6]" office:value-type="percentage" office:value="0.00929462907525294" calcext:value-type="percentage">
            <text:p>0.93%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table:style-name="Default" office:value-type="float" office:value="1.11" calcext:value-type="float">
            <text:p>1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3.74" calcext:value-type="float">
            <text:p>3.74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15" calcext:value-type="float">
            <text:p>1.1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3" calcext:value-type="float">
            <text:p>0.43</text:p>
          </table:table-cell>
          <table:table-cell table:style-name="ce1" office:value-type="string" calcext:value-type="string">
            <text:p>Average</text:p>
          </table:table-cell>
          <table:table-cell table:style-name="Good" table:formula="of:=AVERAGE([.B14:.B16])" office:value-type="float" office:value="0.43" calcext:value-type="float">
            <text:p>0.43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ew Extrusion Multipler</text:p>
          </table:table-cell>
          <table:table-cell table:style-name="Good" table:formula="of:=[.B13]*([.B11]/[.D15])" office:value-type="float" office:value="1.20348837209302" calcext:value-type="float">
            <text:p>1.20348837209302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Very gappy per sliding nail tes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3.511" calcext:value-type="float">
            <text:p>3.511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9]*[.B18]/[.B12]" office:value-type="float" office:value="1.04203475935829" calcext:value-type="float">
            <text:p>1.04203475935829</text:p>
          </table:table-cell>
          <table:table-cell office:value-type="string" calcext:value-type="string">
            <text:p>Note: enclosed volume (i.e. including hole in center)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 table:formula="of:=AVERAGE([.B24:.E24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 table:formula="of:=[.B23]*([.B22]/[.B25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3"/>
          <table:table-cell table:style-name="Neutral"/>
        </table:table-row>
        <table:table-row table:style-name="ro2">
          <table:table-cell office:value-type="string" calcext:value-type="string">
            <text:p>Dimensions</text:p>
          </table:table-cell>
          <table:table-cell table:style-name="Default" office:value-type="string" calcext:value-type="string">
            <text:p>34.95x34.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ss</text:p>
          </table:table-cell>
          <table:table-cell table:style-name="Default" office:value-type="float" office:value="3.825" calcext:value-type="float">
            <text:p>3.8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ce5"/>
          <table:table-cell office:value-type="string" calcext:value-type="string">
            <text:p>Note: enclosed volume (i.e. including hole in center), assuming 1.75 mm di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licer predicted m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ual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 table:formula="of:=AVERAGE([.B36:.E36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 table:formula="of:=[.B35]*([.B34]/[.B37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2"/>
          <table:table-cell table:style-name="Neutral"/>
          <table:table-cell/>
        </table:table-row>
        <table:table-row table:style-name="ro2">
          <table:table-cell office:value-type="string" calcext:value-type="string">
            <text:p>Not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/>
          <table:table-cell/>
          <table:table-cell table:style-name="Neutral" table:number-columns-repeated="3"/>
        </table:table-row>
        <table:table-row table:style-name="ro2" table:number-rows-repeated="2">
          <table:table-cell table:style-name="ce1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Neutral" table:number-columns-repeated="3"/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gree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6]/[.B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 table:style-name="Accent_20_2"/>
          <table:table-cell table:style-name="Accent_20_2" table:formula="of:=AVERAGE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 table:style-name="Accent_20_2"/>
          <table:table-cell table:style-name="Accent_20_2" table:formula="of:=STDEV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 office:value-type="string" calcext:value-type="string">
            <text:p>d</text:p>
          </table:table-cell>
          <table:table-cell/>
          <table:table-cell table:style-name="ce4" table:formula="of:=[.D58]/[.D57]" office:value-type="string" office:string-value="" calcext:value-type="error">
            <text:p>#DIV/0!</text:p>
          </table:table-cell>
          <table:table-cell/>
        </table:table-row>
      </table:table>
      <table:table table:name="T5" table:style-name="ta1">
        <table:shapes>
          <draw:frame draw:z-index="0" draw:style-name="gr1" draw:text-style-name="P1" svg:width="175.12pt" svg:height="98.5pt" svg:x="384.86pt" svg:y="3.23pt">
            <draw:object draw:notify-on-update-of-ranges="T5.D2:T5.D2 T5.D3:T5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Neutral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Original Bottle</text:p>
          </table:table-cell>
          <table:table-cell table:style-name="Default" office:value-type="string" calcext:value-type="string">
            <text:p>Something clear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 office:value-type="string" calcext:value-type="string">
            <text:p>Length (mm)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Neutral" office:value-type="float" office:value="0.113" calcext:value-type="float">
            <text:p>0.113</text:p>
          </table:table-cell>
          <table:table-cell table:style-name="ce3" table:formula="of:=[.C3]/[.B3]" office:value-type="float" office:value="0.00240425531914894" calcext:value-type="float">
            <text:p>0.0024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style-name="Neutral" office:value-type="float" office:value="0.118" calcext:value-type="float">
            <text:p>0.118</text:p>
          </table:table-cell>
          <table:table-cell table:style-name="ce3" table:formula="of:=[.C4]/[.B4]" office:value-type="float" office:value="0.00262222222222222" calcext:value-type="float">
            <text:p>0.0026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Neutral"/>
          <table:table-cell table:style-name="ce3" table:formula="of:=IF([.B5]&gt;0;[.C5]/[.B5];&quot;&quot;)">
            <text:p/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/>
          <table:table-cell table:style-name="ce3" table:formula="of:=AVERAGE([.D3:.D5])" office:value-type="float" office:value="0.00251323877068558" calcext:value-type="float">
            <text:p>0.00251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/>
          <table:table-cell table:style-name="ce3" table:formula="of:=STDEV([.D3:.D5])" office:value-type="float" office:value="0.000154125875237352" calcext:value-type="float">
            <text:p>0.00015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7]/[.D6]" office:value-type="percentage" office:value="0.0613255998733889" calcext:value-type="percentage">
            <text:p>6.13%</text:p>
          </table:table-cell>
          <table:table-cell/>
        </table:table-row>
        <table:table-row table:style-name="ro2">
          <table:table-cell office:value-type="string" calcext:value-type="string">
            <text:p>Slicerdensity (g/mm^3)</text:p>
          </table:table-cell>
          <table:table-cell table:style-name="Default" office:value-type="float" office:value="1.04" calcext:value-type="float">
            <text:p>1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icer length (mm)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office:value-type="float" office:value="4.28" calcext:value-type="float">
            <text:p>4.2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Predicted</text:p>
          </table:table-cell>
          <table:table-cell table:formula="of:=[.D6]*FlowSlope+FlowIntercept" office:value-type="float" office:value="1.24136280739528" calcext:value-type="float">
            <text:p>1.24136280739528</text:p>
          </table:table-cell>
          <table:table-cell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 calcext:value-type="string">
            <text:p>Average</text:p>
          </table:table-cell>
          <table:table-cell table:style-name="Good" table:formula="of:=AVERAGE([.B14:.B1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New Extrusion Multipler</text:p>
          </table:table-cell>
          <table:table-cell table:style-name="Good" table:formula="of:=[.B13]*([.B11]/[.D15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Top Layer Assessment</text:p>
          </table:table-cell>
          <table:table-cell office:value-type="string" calcext:value-type="string">
            <text:p>overextrusion (nail tes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ual mass (g)</text:p>
          </table:table-cell>
          <table:table-cell office:value-type="float" office:value="4.559" calcext:value-type="float">
            <text:p>4.559</text:p>
          </table:table-cell>
          <table:table-cell office:value-type="string" calcext:value-type="string">
            <text:p>Filament Density (g/mm^3)</text:p>
          </table:table-cell>
          <table:table-cell table:style-name="Good" table:formula="of:=[.B9]*[.B18]/[.B12]" office:value-type="float" office:value="1.10779439252336" calcext:value-type="float">
            <text:p>1.10779439252336</text:p>
          </table:table-cell>
          <table:table-cell office:value-type="string" calcext:value-type="string">
            <text:p>Note: enclosed volume (i.e. including hole in center)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Slicer Predicted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3"/>
          <table:table-cell table:style-name="Neutral"/>
        </table:table-row>
        <table:table-row table:style-name="ro2">
          <table:table-cell office:value-type="string" calcext:value-type="string">
            <text:p>Dimension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Mas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ilament Density (g/mm^3)</text:p>
          </table:table-cell>
          <table:table-cell table:style-name="ce5"/>
          <table:table-cell office:value-type="string" calcext:value-type="string">
            <text:p>Note: enclosed volume (i.e. including hole in center), assuming 1.75 mm dia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Slicer predicted mas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tual mass (g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pected thickness (mm)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xtrusion Multiplier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Wall Thickness (mm)</text:p>
          </table:table-cell>
          <table:table-cell/>
          <table:table-cell table:style-name="Neutral" table:number-columns-repeated="3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ew Extrusion Multipler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op Layer Assessment</text:p>
          </table:table-cell>
          <table:table-cell table:number-columns-repeated="2"/>
          <table:table-cell table:style-name="Neutral"/>
          <table:table-cell/>
        </table:table-row>
        <table:table-row table:style-name="ro2">
          <table:table-cell office:value-type="string" calcext:value-type="string">
            <text:p>Note</text:p>
          </table:table-cell>
          <table:table-cell table:style-name="Default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Best Estimate</text:p>
          </table:table-cell>
          <table:table-cell office:value-type="float" office:value="1.23" calcext:value-type="float">
            <text:p>1.23</text:p>
          </table:table-cell>
          <table:table-cell table:number-columns-repeated="3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/>
          <table:table-cell/>
          <table:table-cell table:style-name="Neutral" table:number-columns-repeated="3"/>
        </table:table-row>
        <table:table-row table:style-name="ro2" table:number-rows-repeated="2">
          <table:table-cell table:style-name="ce1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Neutral" table:number-columns-repeated="3"/>
        </table:table-row>
        <table:table-row table:style-name="ro2" table:number-rows-repeated="3">
          <table:table-cell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At the end of the spoo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Original Bottl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Piece</text:p>
          </table:table-cell>
          <table:table-cell table:style-name="ce1"/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Linear Density (g/mm)</text:p>
          </table:table-cell>
          <table:table-cell/>
        </table:table-row>
        <table:table-row table:style-name="ro2">
          <table:table-cell table:style-name="Neutral"/>
          <table:table-cell table:style-name="ce2"/>
          <table:table-cell table:style-name="Accent_20_2"/>
          <table:table-cell table:style-name="Accent_20_2" table:formula="of:=[.C54]/[.B5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5]/[.B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Neutral"/>
          <table:table-cell/>
          <table:table-cell table:style-name="Accent_20_2"/>
          <table:table-cell table:style-name="Accent_20_2" table:formula="of:=[.C56]/[.B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Default"/>
          <table:table-cell table:style-name="Accent_20_2"/>
          <table:table-cell table:style-name="Accent_20_2" table:formula="of:=AVERAGE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</text:p>
          </table:table-cell>
          <table:table-cell table:style-name="Default"/>
          <table:table-cell table:style-name="Accent_20_2"/>
          <table:table-cell table:style-name="Accent_20_2" table:formula="of:=STDEV([.D54:.D56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tDev %</text:p>
          </table:table-cell>
          <table:table-cell table:style-name="Default"/>
          <table:table-cell/>
          <table:table-cell table:style-name="ce4" table:formula="of:=[.D58]/[.D57]" office:value-type="string" office:string-value="" calcext:value-type="error">
            <text:p>#DIV/0!</text:p>
          </table:table-cell>
          <table:table-cell/>
        </table:table-row>
      </table:table>
      <table:table table:name="Collated" table:style-name="ta1">
        <office:forms form:automatic-focus="false" form:apply-design-mode="false"/>
        <table:shapes>
          <draw:frame draw:z-index="0" draw:style-name="gr1" draw:text-style-name="P1" svg:width="348.58pt" svg:height="255.09pt" svg:x="426.1pt" svg:y="2.83pt">
            <draw:object draw:notify-on-update-of-ranges="Collated.C1:Collated.C1 Collated.E2:Collated.E14 Collated.E1:Collated.E1 Collated.C2:Collated.C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1019" table:default-cell-style-name="Default"/>
        <table:table-row table:style-name="ro4">
          <table:table-cell table:style-name="ce6" office:value-type="string" calcext:value-type="string">
            <text:p>Trial</text:p>
          </table:table-cell>
          <table:table-cell table:style-name="ce6" office:value-type="string" calcext:value-type="string">
            <text:p>Recommended from Wall Thickness at 1.25 flow</text:p>
          </table:table-cell>
          <table:table-cell table:style-name="ce6" office:value-type="string" calcext:value-type="string">
            <text:p>Best Estimated Flow Factor</text:p>
          </table:table-cell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Linear Density (g/mm)</text:p>
          </table:table-cell>
          <table:table-cell table:style-name="ce6" office:value-type="string" calcext:value-type="string">
            <text:p>Density Factor (flow multiplier per g/mm, or mm/g)</text:p>
          </table:table-cell>
          <table:table-cell table:style-name="ce6" table:number-columns-repeated="1017"/>
        </table:table-row>
        <table:table-row table:style-name="ro2">
          <table:table-cell office:value-type="string" calcext:value-type="string">
            <text:p>T1</text:p>
          </table:table-cell>
          <table:table-cell table:formula="of:=[$T1.B14]" office:value-type="float" office:value="1.2" calcext:value-type="float">
            <text:p>1.2</text:p>
          </table:table-cell>
          <table:table-cell table:formula="of:=[$T1.$B$37]" office:value-type="float" office:value="1.225" calcext:value-type="float">
            <text:p>1.225</text:p>
          </table:table-cell>
          <table:table-cell table:formula="of:=[.C2]/[.B2]" office:value-type="float" office:value="1.02083333333333" calcext:value-type="float">
            <text:p>1.021</text:p>
          </table:table-cell>
          <table:table-cell table:style-name="ce9" table:formula="of:=[$T1.D6]" office:value-type="float" office:value="0.00275257352183329" calcext:value-type="float">
            <text:p>0.00275</text:p>
          </table:table-cell>
          <table:table-cell table:style-name="ce10" table:formula="of:=[.C2]/[.E2]" office:value-type="float" office:value="445.038067206327" calcext:value-type="float">
            <text:p>4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2</text:p>
          </table:table-cell>
          <table:table-cell table:formula="of:=[$T2.B14]" office:value-type="float" office:value="1.20967741935484" calcext:value-type="float">
            <text:p>1.20967741935484</text:p>
          </table:table-cell>
          <table:table-cell table:formula="of:=[$T2.B36]" office:value-type="float" office:value="1.3" calcext:value-type="float">
            <text:p>1.3</text:p>
          </table:table-cell>
          <table:table-cell table:formula="of:=[.C3]/[.B3]" office:value-type="float" office:value="1.07466666666667" calcext:value-type="float">
            <text:p>1.075</text:p>
          </table:table-cell>
          <table:table-cell table:style-name="ce9" table:formula="of:=[$T2.D6]" office:value-type="float" office:value="0.00248616175783076" calcext:value-type="float">
            <text:p>0.00249</text:p>
          </table:table-cell>
          <table:table-cell table:style-name="ce10" table:formula="of:=[.C3]/[.E3]" office:value-type="float" office:value="522.894375599391" calcext:value-type="float">
            <text:p>5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3</text:p>
          </table:table-cell>
          <table:table-cell table:style-name="ce7" table:formula="of:=[$T4.D16]" office:value-type="float" office:value="1.20348837209302" calcext:value-type="float">
            <text:p>1.20</text:p>
          </table:table-cell>
          <table:table-cell table:style-name="ce7" table:formula="of:=[$T4.B42]" office:value-type="float" office:value="1.2" calcext:value-type="float">
            <text:p>1.20</text:p>
          </table:table-cell>
          <table:table-cell table:formula="of:=[.C4]/[.B4]" office:value-type="float" office:value="0.997101449275362" calcext:value-type="float">
            <text:p>0.997</text:p>
          </table:table-cell>
          <table:table-cell table:style-name="ce9" table:formula="of:=[$T2.D6]" office:value-type="float" office:value="0.00248616175783076" calcext:value-type="float">
            <text:p>0.00249</text:p>
          </table:table-cell>
          <table:table-cell table:style-name="ce10" table:formula="of:=[.C4]/[.E4]" office:value-type="float" office:value="482.671731322515" calcext:value-type="float">
            <text:p>4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4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table:style-name="ce9" table:formula="of:=[$T4.$D$6]" office:value-type="float" office:value="0.00274531575294934" calcext:value-type="float">
            <text:p>0.00275</text:p>
          </table:table-cell>
          <table:table-cell table:style-name="ce10" table:formula="of:=[.C5]/[.E5]" office:value-type="float" office:value="437.108190091001" calcext:value-type="float">
            <text:p>4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5</text:p>
          </table:table-cell>
          <table:table-cell/>
          <table:table-cell table:formula="of:=[$T5.B42]" office:value-type="float" office:value="1.23" calcext:value-type="float">
            <text:p>1.23</text:p>
          </table:table-cell>
          <table:table-cell/>
          <table:table-cell table:style-name="ce9" table:formula="of:=[$T5.$D$6]" office:value-type="float" office:value="0.00251323877068558" calcext:value-type="float">
            <text:p>0.00251</text:p>
          </table:table-cell>
          <table:table-cell table:number-columns-repeated="1018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office:value-type="string" calcext:value-type="string">
            <text:p>Average</text:p>
          </table:table-cell>
          <table:table-cell/>
          <table:table-cell table:style-name="ce11" table:formula="of:=AVERAGE([.C2:.C4])" office:value-type="float" office:value="1.24166666666667" calcext:value-type="float">
            <text:p>1.242</text:p>
          </table:table-cell>
          <table:table-cell table:formula="of:=AVERAGE([.D2:.D4])" office:value-type="float" office:value="1.03086714975845" calcext:value-type="float">
            <text:p>1.031</text:p>
          </table:table-cell>
          <table:table-cell/>
          <table:table-cell table:style-name="ce11" table:formula="of:=AVERAGE([.F2:.F4])" office:value-type="float" office:value="483.534724709411" calcext:value-type="float">
            <text:p>483.5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Dev</text:p>
          </table:table-cell>
          <table:table-cell/>
          <table:table-cell table:style-name="ce8" table:formula="of:=STDEV([.C2:.C14])" office:value-type="float" office:value="0.0409878030638384" calcext:value-type="float">
            <text:p>0.041</text:p>
          </table:table-cell>
          <table:table-cell table:formula="of:=STDEV([.D2:.D14])" office:value-type="float" office:value="0.0397441673869242" calcext:value-type="float">
            <text:p>0.040</text:p>
          </table:table-cell>
          <table:table-cell/>
          <table:table-cell table:style-name="ce8" table:formula="of:=STDEV([.F2:.F14])" office:value-type="float" office:value="39.3636331833605" calcext:value-type="float">
            <text:p>39.364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Trendline Slope</text:p>
          </table:table-cell>
          <table:table-cell table:number-columns-repeated="2"/>
          <table:table-cell table:style-name="Default"/>
          <table:table-cell/>
          <table:table-cell table:formula="of:=SLOPE([.C2:.C14];[.E2:.E14])" office:value-type="float" office:value="-124.177543086701" calcext:value-type="float">
            <text:p>-124.1775430867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rendline Intercept</text:p>
          </table:table-cell>
          <table:table-cell table:number-columns-repeated="2"/>
          <table:table-cell table:style-name="Default"/>
          <table:table-cell/>
          <table:table-cell table:formula="of:=INTERCEPT([.C2:.C14];[.E2:.E14])" office:value-type="float" office:value="1.55345062312926" calcext:value-type="float">
            <text:p>1.5534506231292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 = mx+b</text:p>
          </table:table-cell>
          <table:table-cell table:number-columns-repeated="2"/>
          <table:table-cell table:style-name="Default"/>
          <table:table-cell office:value-type="float" office:value="0.00275" calcext:value-type="float">
            <text:p>0.00275</text:p>
          </table:table-cell>
          <table:table-cell table:formula="of:=[.F18]*[.E20]+[.F19]" office:value-type="float" office:value="1.21196237964083" calcext:value-type="float">
            <text:p>1.21196237964083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54l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46.5d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44d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R4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r11</text:p>
          </table:table-cell>
          <table:table-cell table:number-columns-repeated="1015"/>
        </table:table-row>
      </table:table>
      <table:named-expressions>
        <table:named-range table:name="FlowIntercept" table:base-cell-address="$Collated.$F$19" table:cell-range-address="$Collated.$F$19"/>
        <table:named-range table:name="FlowSlope" table:base-cell-address="$Collated.$F$18" table:cell-range-address="$Collated.$F$18"/>
        <table:named-range table:name="Intercept" table:base-cell-address="$Collated.$F$19" table:cell-range-address="$Collated.$F$19"/>
        <table:named-range table:name="Slope" table:base-cell-address="$Collated.$F$18" table:cell-range-address="$Collated.$F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1" loext:min-decimal-places="11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7:01:31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1T16:22:55.564000000</meta:creation-date>
    <dc:date>2023-01-17T07:04:27.783000000</dc:date>
    <meta:editing-duration>P4DT12H6M13S</meta:editing-duration>
    <meta:editing-cycles>9</meta:editing-cycles>
    <meta:generator>LibreOffice/6.2.5.2$Windows_X86_64 LibreOffice_project/1ec314fa52f458adc18c4f025c545a4e8b22c159</meta:generator>
    <meta:document-statistic meta:table-count="7" meta:cell-count="53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2.D2:T2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2.D3:T2.D5" chart:label-cell-address="T2.D2:T2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2.D2: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3913043478261">
                <text:p>0.00253913043478261</text:p>
                <draw:g>
                  <svg:desc>T2.D3:T2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41935483870968">
                <text:p>0.00241935483870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1.D2:T1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1.D3:T1.D5" chart:label-cell-address="T1.D2:T1.D2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1.D2: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342465753425">
                <text:p>0.00275342465753425</text:p>
                <draw:g>
                  <svg:desc>T1.D3: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82539682539682">
                <text:p>0.00282539682539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67889908256881">
                <text:p>0.00267889908256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4.D2:T4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4.D3:T4.D5" chart:label-cell-address="T4.D2:T4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4.D2:T4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2727272727273">
                <text:p>0.00272727272727273</text:p>
                <draw:g>
                  <svg:desc>T4.D3:T4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6335877862595">
                <text:p>0.00276335877862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3.D2:T3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3.D3:T3.D5" chart:label-cell-address="T3.D2:T3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3.D2:T3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213675213675">
                <text:p>0.00275213675213675</text:p>
                <draw:g>
                  <svg:desc>T3.D3:T3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6744186046512">
                <text:p>0.0027674418604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3214285714286">
                <text:p>0.00273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" xlink:type="simple" chart:class="chart:line" chart:style-name="ch1">
        <chart:legend chart:legend-position="end" svg:x="3.142cm" svg:y="1.054cm" style:legend-expansion="high" chart:style-name="ch2"/>
        <chart:plot-area chart:style-name="ch3" chart:data-source-has-labels="both" svg:x="0.123cm" svg:y="0.069cm" svg:width="2.896cm" svg:height="3.338cm">
          <chartooo:coordinate-region svg:x="1.644cm" svg:y="0.264cm" svg:width="1.276cm" svg:height="2.504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5213675213675">
                <text:p>0.002752136752136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6744186046512">
                <text:p>0.00276744186046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3214285714286">
                <text:p>0.0027321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79cm" svg:height="3.476cm" xlink:href=".." xlink:type="simple" chart:class="chart:line" chart:style-name="ch1">
        <chart:legend chart:legend-position="end" svg:x="3.142cm" svg:y="1.054cm" style:legend-expansion="high" chart:style-name="ch2"/>
        <chart:plot-area chart:style-name="ch3" table:cell-range-address="T5.D2:T5.D5" chart:data-source-has-labels="row" svg:x="0.123cm" svg:y="0.069cm" svg:width="2.896cm" svg:height="3.338cm">
          <chartooo:coordinate-region svg:x="1.644cm" svg:y="0.264cm" svg:width="1.276cm" svg:height="2.5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5.D3:T5.D5" chart:label-cell-address="T5.D2:T5.D2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 Density (g/mm)</text:p>
                <draw:g>
                  <svg:desc>T5.D2:T5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0425531914894">
                <text:p>0.00240425531914894</text:p>
                <draw:g>
                  <svg:desc>T5.D3:T5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2222222222222">
                <text:p>0.0026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5" loext:min-decimal-places="5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8cm" svg:height="9cm" xlink:href=".." xlink:type="simple" chart:class="chart:scatter" chart:style-name="ch1">
        <chart:legend chart:legend-position="end" svg:x="7.461cm" svg:y="3.765cm" style:legend-expansion="high" chart:style-name="ch2"/>
        <chart:plot-area chart:style-name="ch3" table:cell-range-address="Collated.C1:Collated.C14 Collated.E1:Collated.E14" chart:data-source-has-labels="both" svg:x="0.245cm" svg:y="0.18cm" svg:width="6.971cm" svg:height="8.64cm">
          <chartooo:coordinate-region svg:x="1.184cm" svg:y="0.375cm" svg:width="5.395cm" svg:height="7.806cm"/>
          <chart:axis chart:dimension="x" chart:name="primary-x" chart:style-name="ch4" chartooo:axis-type="auto">
            <chart:categories table:cell-range-address="Collated.C1:Collated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llated.C2:Collated.C14" chart:label-cell-address="Collated.E1:Collated.E1" chart:class="chart:scatter">
            <chart:domain table:cell-range-address="Collated.E2:Collated.E14"/>
            <chart:regression-curve chart:style-name="ch8">
              <chart:equation chart:display-equation="true" chart:display-r-square="true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Linear Density (g/mm)</text:p>
                <draw:g>
                  <svg:desc>Collated.E1:Collat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st Estimated Flow Factor</text:p>
                <draw:g>
                  <svg:desc>Collated.C1:Collated.C1</svg:desc>
                </draw:g>
              </table:table-cell>
              <table:table-cell office:value-type="float" office:value="0.00275257352183329">
                <text:p>0.00275257352183329</text:p>
                <draw:g>
                  <svg:desc>Collated.E2:Collated.E14</svg:desc>
                </draw:g>
              </table:table-cell>
              <table:table-cell office:value-type="float" office:value="1.225">
                <text:p>1.225</text:p>
                <draw:g>
                  <svg:desc>Collated.C2:Collated.C14</svg:desc>
                </draw:g>
              </table:table-cell>
            </table:table-row>
            <table:table-row>
              <table:table-cell office:value-type="string"/>
              <table:table-cell office:value-type="float" office:value="0.00248616175783076">
                <text:p>0.0024861617578307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0.00248616175783076">
                <text:p>0.0024861617578307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0.00274531575294934">
                <text:p>0.002745315752949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0.00251323877068558">
                <text:p>0.0025132387706855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